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23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22-09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22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22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22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22-06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21-08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21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21-07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21-06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21-06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21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20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20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20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20-06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20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6844" calcext:value-type="float">
            <text:p>8.27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864" calcext:value-type="float">
            <text:p>10.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216" calcext:value-type="float">
            <text:p>10.9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310098574401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76" meta:object-count="0"/>
    <meta:user-defined meta:name="AppVersion">3.0</meta:user-defined>
  </office:meta>
</office:document-meta>
</file>